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Backend-focused Python Engineer experienced building RESTful APIs, modular services, and data-driven workflows.</text:span></text:p>
      <text:p text:style-name="Standard"><text:span text:style-name="T3">CORE SKILLS</text:span></text:p>
      <text:list text:style-name="WWNum1">
        <text:list-item>
          <text:p text:style-name="P2"><text:span text:style-name="T2">Python: APIs, services, tooling, scripting</text:span></text:p>
        </text:list-item>
        <text:list-item>
          <text:p text:style-name="P2"><text:span text:style-name="T2">Backend: REST, JSON, HTTP, validation, error handling</text:span></text:p>
        </text:list-item>
        <text:list-item>
          <text:p text:style-name="P2"><text:span text:style-name="T2">Databases: SQLite, SQL fundamentals, relational modeling</text:span></text:p>
        </text:list-item>
        <text:list-item>
          <text:p text:style-name="P2"><text:span text:style-name="T2">Tools: Git, Docker, Windows/Linux</text:span></text:p>
        </text:list-item>
        <text:list-item>
          <text:p text:style-name="P2"><text:span text:style-name="T2">Engineering: OOP, data structures, debugging, logging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Log(N) Pacific — Cyber Security Support Analyst (Vulnerability Management &amp; SecOps Intern) (2025–Present)</text:span></text:p>
        </text:list-item>
        <text:list-item>
          <text:p text:style-name="P2"><text:span text:style-name="T2">Tenable-based vulnerability scanning and remediation reporting; DISA STIG audits; PowerShell automation.</text:span></text:p>
        </text:list-item>
        <text:list-item>
          <text:p text:style-name="P2"><text:span text:style-name="T2">EDR hunting, Sentinel dashboards, KQL investigations, and NSG/firewall hardening.</text:span></text:p>
        </text:list-item>
        <text:list-item>
          <text:p text:style-name="P2"/>
        </text:list-item>
        <text:list-item>
          <text:p text:style-name="P2"><text:span text:style-name="T2">Independent Consulting — Software Engineer / Security &amp; Automation Consultant (Various)</text:span></text:p>
        </text:list-item>
        <text:list-item>
          <text:p text:style-name="P2"><text:span text:style-name="T2">Python utilities and API-driven workflows; documentation-first delivery.</text:span></text:p>
        </text:list-item>
        <text:list-item>
          <text:p text:style-name="P2"/>
        </text:list-item>
        <text:list-item>
          <text:p text:style-name="P2"><text:span text:style-name="T2">UTRS, Inc — Technical Systems Engineer / Software Developer (2011–2025)</text:span></text:p>
        </text:list-item>
        <text:list-item>
          <text:p text:style-name="P2"><text:span text:style-name="T2">Automation tooling, repeatable deployment procedures, disciplined troubleshooting, sustainment documentation.</text:span></text:p>
        </text:list-item>
      </text:list>
      <text:p text:style-name="Standard"><text:span text:style-name="T3">FEATURED PYTHON PROJECT</text:span></text:p>
      <text:list text:continue-numbering="true" text:style-name="WWNum1">
        <text:list-item>
          <text:p text:style-name="P2"><text:span text:style-name="T2">Portable Translator — Python Backend &amp; API Services (github.com/brianhannigan/translator)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9" meta:word-count="264" meta:character-count="2043" meta:non-whitespace-character-count="1840"/>
    <meta:user-defined meta:name="AppVersion">14.0000</meta:user-defined>
    <meta:template xlink:type="simple" xlink:actuate="onRequest" xlink:title="Normal.dotm" xlink:href=""/>
  </office:meta>
</office:document-meta>
</file>